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-color="#ff8080" draw:textarea-horizontal-align="justify" draw:textarea-vertical-align="middle" draw:auto-grow-height="false" fo:min-height="0.55cm" fo:min-width="3.8cm"/>
    </style:style>
    <style:style style:name="gr2" style:family="graphic" style:parent-style-name="standard">
      <style:graphic-properties draw:textarea-horizontal-align="justify" draw:textarea-vertical-align="middle" draw:auto-grow-height="false" fo:min-height="0.882cm" fo:min-width="2.96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fo:min-height="1.882cm"/>
    </style:style>
    <style:style style:name="gr6" style:family="graphic" style:parent-style-name="objectwithoutfill">
      <style:graphic-properties draw:stroke="dash" draw:stroke-dash="Line_20_with_20_Fine_20_Dots" draw:marker-end="" draw:marker-end-width="0.3cm" draw:fill="none" draw:textarea-vertical-align="middle"/>
    </style:style>
    <style:style style:name="gr7" style:family="graphic" style:parent-style-name="standard">
      <style:graphic-properties draw:fill-color="#99ff99" draw:textarea-horizontal-align="justify" draw:textarea-vertical-align="middle" draw:auto-grow-height="false" fo:min-height="0.807cm" fo:min-width="1.901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518cm" fo:min-width="2.96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808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99ff99"/>
      <style:paragraph-properties fo:text-align="center"/>
      <style:text-properties fo:font-size="16pt" style:font-size-asian="16pt" style:font-size-complex="16pt"/>
    </style:style>
    <style:style style:name="P8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3cm" svg:height="0.8cm" svg:x="11.6cm" svg:y="15.2cm">
          <text:p text:style-name="P1">scomerger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9cm" svg:height="1.6cm" svg:x="11.3cm" svg:y="11.5cm">
          <text:p text:style-name="P1">EVENT_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4.9cm" svg:height="1.6cm" svg:x="11.3cm" svg:y="5.4cm">
          <text:p text:style-name="P1">LOCATION_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4.9cm" svg:height="1.6cm" svg:x="1.5cm" svg:y="14.8cm">
          <text:p text:style-name="P1">EV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4.3cm" svg:height="0.8cm" svg:x="11.6cm" svg:y="8.8cm">
          <text:p text:style-name="P1">scevent2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13.75cm" svg:y1="9.6cm" svg:x2="13.75cm" svg:y2="11.5cm" draw:start-shape="id1" draw:start-glue-point="2" draw:end-shape="id2" draw:end-glue-point="4" svg:d="M13750 9600v1900" svg:viewBox="0 0 1 1901">
          <text:p/>
        </draw:connector>
        <draw:connector draw:style-name="gr3" draw:text-style-name="P3" draw:layer="layout" draw:type="curve" svg:x1="13.75cm" svg:y1="7cm" svg:x2="13.75cm" svg:y2="8.8cm" draw:start-shape="id3" draw:start-glue-point="8" draw:end-shape="id1" draw:end-glue-point="0" svg:d="M13750 7000v1800" svg:viewBox="0 0 1 1801">
          <text:p/>
        </draw:connector>
        <draw:connector draw:style-name="gr3" draw:text-style-name="P3" draw:layer="layout" draw:type="curve" svg:x1="13.75cm" svg:y1="13.1cm" svg:x2="13.75cm" svg:y2="15.2cm" draw:start-shape="id2" draw:start-glue-point="8" draw:end-shape="id4" draw:end-glue-point="0" svg:d="M13750 13100v2100" svg:viewBox="0 0 1 2101">
          <text:p/>
        </draw:connector>
        <draw:connector draw:style-name="gr3" draw:text-style-name="P3" draw:layer="layout" draw:type="curve" svg:x1="11.6cm" svg:y1="15.6cm" svg:x2="6.4cm" svg:y2="15.6cm" draw:start-shape="id4" draw:start-glue-point="3" draw:end-shape="id5" draw:end-glue-point="10" svg:d="M11600 15600h-5200" svg:viewBox="0 0 5201 1">
          <text:p/>
        </draw:connector>
        <draw:connector draw:style-name="gr3" draw:text-style-name="P3" draw:layer="layout" draw:type="curve" draw:line-skew="0.236cm" svg:x1="15.9cm" svg:y1="15.6cm" svg:x2="16.2cm" svg:y2="6.2cm" draw:start-shape="id4" draw:start-glue-point="1" draw:end-shape="id3" draw:end-glue-point="10" svg:d="M15900 15600c1557 0 1407-9400 300-9400" svg:viewBox="0 0 1151 9401">
          <text:p/>
        </draw:connector>
        <draw:frame draw:style-name="gr4" draw:text-style-name="P4" draw:layer="layout" svg:width="2.6cm" svg:height="0.962cm" svg:x="7.8cm" svg:y="15.5cm">
          <draw:text-box>
            <text:p><text:span text:style-name="T1">merge</text:span></text:p>
          </draw:text-box>
        </draw:frame>
        <draw:frame draw:style-name="gr5" draw:text-style-name="P4" draw:layer="layout" svg:width="3.2cm" svg:height="2.132cm" svg:x="17.2cm" svg:y="10.1cm">
          <draw:text-box>
            <text:p><text:span text:style-name="T1">remove merged origins</text:span></text:p>
          </draw:text-box>
        </draw:frame>
        <draw:connector draw:style-name="gr6" draw:text-style-name="P3" draw:layer="layout" draw:type="line" svg:x1="3.95cm" svg:y1="16.4cm" svg:x2="3.947cm" svg:y2="19.535cm" draw:start-shape="id5" draw:start-glue-point="8" svg:d="M3950 16400l-3 3135" svg:viewBox="0 0 4 3136">
          <text:p/>
        </draw:connector>
        <draw:frame draw:style-name="gr4" draw:text-style-name="P6" xml:id="id6" draw:id="id6" draw:layer="layout" svg:width="6.2cm" svg:height="0.962cm" svg:x="0.9cm" svg:y="2.8cm">
          <draw:text-box>
            <text:p text:style-name="P5">Primary pipeline</text:p>
          </draw:text-box>
        </draw:frame>
        <draw:connector draw:style-name="gr3" draw:text-style-name="P3" draw:layer="layout" draw:type="line" svg:x1="4cm" svg:y1="3.762cm" svg:x2="3.95cm" svg:y2="8.8cm" draw:start-shape="id6" draw:start-glue-point="2" draw:end-shape="id7" draw:end-glue-point="0" svg:d="M4000 3762l-50 5038" svg:viewBox="0 0 51 5039">
          <text:p/>
        </draw:connector>
        <draw:connector draw:style-name="gr3" draw:text-style-name="P3" draw:layer="layout" draw:type="line" svg:x1="13.75cm" svg:y1="3.662cm" svg:x2="13.75cm" svg:y2="5.4cm" draw:start-shape="id8" draw:start-glue-point="2" draw:end-shape="id3" draw:end-glue-point="4" svg:d="M13750 3662v1738" svg:viewBox="0 0 1 1739">
          <text:p/>
        </draw:connector>
        <draw:custom-shape draw:style-name="gr1" draw:text-style-name="P2" xml:id="id7" draw:id="id7" draw:layer="layout" svg:width="4.3cm" svg:height="0.8cm" svg:x="1.8cm" svg:y="8.8cm">
          <text:p text:style-name="P1">scevent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3.95cm" svg:y1="9.6cm" svg:x2="3.95cm" svg:y2="14.8cm" draw:start-shape="id7" draw:start-glue-point="2" draw:end-shape="id5" draw:end-glue-point="4" svg:d="M3950 9600v5200" svg:viewBox="0 0 1 5201">
          <text:p/>
        </draw:connector>
        <draw:frame draw:style-name="gr4" draw:text-style-name="P6" xml:id="id8" draw:id="id8" draw:layer="layout" svg:width="8.1cm" svg:height="0.962cm" svg:x="9.7cm" svg:y="2.7cm">
          <draw:text-box>
            <text:p text:style-name="P1">Secondary pipeline</text:p>
          </draw:text-box>
        </draw:frame>
        <draw:custom-shape draw:style-name="gr7" draw:text-style-name="P7" xml:id="id9" draw:id="id9" draw:layer="layout" svg:width="2.4cm" svg:height="2cm" svg:x="7.6cm" svg:y="8.2cm">
          <text:p text:style-name="P1"><text:span text:style-name="T1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8" draw:text-style-name="P3" draw:layer="layout" draw:type="curve" svg:x1="6.1cm" svg:y1="9.2cm" svg:x2="7.6cm" svg:y2="9.2cm" draw:start-shape="id7" draw:start-glue-point="1" draw:end-shape="id9" draw:end-glue-point="6" svg:d="M6100 9200h1500" svg:viewBox="0 0 1501 1">
          <text:p/>
        </draw:connector>
        <draw:connector draw:style-name="gr8" draw:text-style-name="P3" draw:layer="layout" draw:type="curve" svg:x1="10cm" svg:y1="9.2cm" svg:x2="11.6cm" svg:y2="9.2cm" draw:start-shape="id9" draw:start-glue-point="8" draw:end-shape="id1" draw:end-glue-point="3" svg:d="M10000 9200h1600" svg:viewBox="0 0 1601 1">
          <text:p/>
        </draw:connector>
        <draw:frame draw:style-name="gr9" draw:text-style-name="P4" draw:layer="layout" svg:width="1.692cm" svg:height="0.878cm" svg:x="6cm" svg:y="8.222cm">
          <draw:text-box>
            <text:p><text:span text:style-name="T1">write</text:span></text:p>
          </draw:text-box>
        </draw:frame>
        <draw:frame draw:style-name="gr9" draw:text-style-name="P4" draw:layer="layout" svg:width="1.692cm" svg:height="0.878cm" svg:x="10cm" svg:y="8.222cm">
          <draw:text-box>
            <text:p><text:span text:style-name="T1">write</text:span></text:p>
          </draw:text-box>
        </draw:frame>
        <draw:frame draw:style-name="gr9" draw:text-style-name="P4" draw:layer="layout" svg:width="1.692cm" svg:height="0.878cm" svg:x="6cm" svg:y="9.222cm">
          <draw:text-box>
            <text:p><text:span text:style-name="T1">read</text:span></text:p>
          </draw:text-box>
        </draw:frame>
        <draw:frame draw:style-name="gr9" draw:text-style-name="P4" draw:layer="layout" svg:width="1.692cm" svg:height="0.878cm" svg:x="10cm" svg:y="9.222cm">
          <draw:text-box>
            <text:p><text:span text:style-name="T1">read</text:span></text:p>
          </draw:text-box>
        </draw:frame>
        <draw:custom-shape draw:style-name="gr1" draw:text-style-name="P2" draw:layer="layout" svg:width="4.3cm" svg:height="0.8cm" svg:x="1.8cm" svg:y="20.8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4.9cm" svg:height="1.086cm" svg:x="1.501cm" svg:y="22.03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5.303cm" svg:height="0.878cm" svg:x="6.515cm" svg:y="20.761cm">
          <draw:text-box>
            <text:p><text:span text:style-name="T1">Seiscomp3 module</text:span></text:p>
          </draw:text-box>
        </draw:frame>
        <draw:custom-shape draw:style-name="gr2" draw:text-style-name="P1" draw:layer="layout" svg:width="4.9cm" svg:height="1.6cm" svg:x="1.501cm" svg:y="14.801cm">
          <text:p text:style-name="P1">EV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4.828cm" svg:height="0.878cm" svg:x="6.492cm" svg:y="22.079cm">
          <draw:text-box>
            <text:p text:style-name="P8"><text:span text:style-name="T1">Messaging grou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09:42:36.530069510</meta:creation-date>
    <dc:date>2016-12-06T17:00:39.290388484</dc:date>
    <meta:editing-duration>PT28M47S</meta:editing-duration>
    <meta:editing-cycles>7</meta:editing-cycles>
    <meta:generator>LibreOffice/5.1.4.2$Linux_X86_64 LibreOffice_project/10m0$Build-2</meta:generator>
    <meta:document-statistic meta:object-count="31"/>
  </office:meta>
</office:document-meta>
</file>